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1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555" calcext:value-type="float">
            <text:p><text:s text:c="3"/>101,555</text:p>
          </table:table-cell>
          <table:table-cell table:style-name="ce67" office:value-type="float" office:value="90504" calcext:value-type="float">
            <text:p><text:s text:c="3"/>90,504</text:p>
          </table:table-cell>
          <table:table-cell table:style-name="ce67" office:value-type="float" office:value="10950" calcext:value-type="float">
            <text:p><text:s text:c="3"/>10,950</text:p>
          </table:table-cell>
          <table:table-cell table:style-name="ce67" office:value-type="float" office:value="18215" calcext:value-type="float">
            <text:p><text:s text:c="3"/>18,215</text:p>
          </table:table-cell>
          <table:table-cell table:style-name="ce67" office:value-type="float" office:value="301" calcext:value-type="float">
            <text:p><text:s text:c="3"/>301</text:p>
          </table:table-cell>
          <table:table-cell table:style-name="ce67" office:value-type="float" office:value="154" calcext:value-type="float">
            <text:p><text:s text:c="3"/>15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50" calcext:value-type="float">
            <text:p><text:s text:c="3"/>750</text:p>
          </table:table-cell>
          <table:table-cell table:style-name="ce67" office:value-type="float" office:value="100" calcext:value-type="float">
            <text:p><text:s text:c="3"/>100</text:p>
          </table:table-cell>
          <table:table-cell table:style-name="ce67" office:value-type="float" office:value="5360" calcext:value-type="float">
            <text:p><text:s text:c="3"/>5,360</text:p>
          </table:table-cell>
          <table:table-cell table:style-name="ce67" office:value-type="float" office:value="9327" calcext:value-type="float">
            <text:p><text:s text:c="3"/>9,327</text:p>
          </table:table-cell>
          <table:table-cell table:style-name="ce67" office:value-type="float" office:value="9122" calcext:value-type="float">
            <text:p><text:s text:c="3"/>9,122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67" office:value-type="float" office:value="4426" calcext:value-type="float">
            <text:p><text:s text:c="3"/>4,426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622" calcext:value-type="float">
            <text:p><text:s text:c="3"/>46,622</text:p>
          </table:table-cell>
          <table:table-cell table:style-name="ce68" office:value-type="float" office:value="42019" calcext:value-type="float">
            <text:p><text:s text:c="3"/>42,019</text:p>
          </table:table-cell>
          <table:table-cell table:style-name="ce68" office:value-type="float" office:value="5813" calcext:value-type="float">
            <text:p><text:s text:c="3"/>5,813</text:p>
          </table:table-cell>
          <table:table-cell table:style-name="ce68" office:value-type="float" office:value="10505" calcext:value-type="float">
            <text:p><text:s text:c="3"/>10,505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44" calcext:value-type="float">
            <text:p><text:s text:c="3"/>2,744</text:p>
          </table:table-cell>
          <table:table-cell table:style-name="ce68" table:number-columns-repeated="2"/>
          <table:table-cell table:style-name="ce68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933" calcext:value-type="float">
            <text:p><text:s text:c="3"/>54,933</text:p>
          </table:table-cell>
          <table:table-cell table:style-name="ce68" office:value-type="float" office:value="48485" calcext:value-type="float">
            <text:p><text:s text:c="3"/>48,485</text:p>
          </table:table-cell>
          <table:table-cell table:style-name="ce68" office:value-type="float" office:value="5137" calcext:value-type="float">
            <text:p><text:s text:c="3"/>5,137</text:p>
          </table:table-cell>
          <table:table-cell table:style-name="ce68" office:value-type="float" office:value="7710" calcext:value-type="float">
            <text:p><text:s text:c="3"/>7,710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76" calcext:value-type="float">
            <text:p><text:s text:c="3"/>376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616" calcext:value-type="float">
            <text:p><text:s text:c="3"/>2,616</text:p>
          </table:table-cell>
          <table:table-cell table:style-name="ce68" table:number-columns-repeated="2"/>
          <table:table-cell table:style-name="ce68" office:value-type="float" office:value="147" calcext:value-type="float">
            <text:p><text:s text:c="3"/>147</text:p>
          </table:table-cell>
          <table:table-cell table:style-name="ce68" table:number-columns-repeated="2"/>
          <table:table-cell table:style-name="ce108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9646" calcext:value-type="float">
            <text:p><text:s text:c="3"/>99,646</text:p>
          </table:table-cell>
          <table:table-cell table:style-name="ce67" office:value-type="float" office:value="89228" calcext:value-type="float">
            <text:p><text:s text:c="3"/>89,228</text:p>
          </table:table-cell>
          <table:table-cell table:style-name="ce67" office:value-type="float" office:value="11902" calcext:value-type="float">
            <text:p><text:s text:c="3"/>11,902</text:p>
          </table:table-cell>
          <table:table-cell table:style-name="ce67" office:value-type="float" office:value="17830" calcext:value-type="float">
            <text:p><text:s text:c="3"/>17,830</text:p>
          </table:table-cell>
          <table:table-cell table:style-name="ce67" office:value-type="float" office:value="326" calcext:value-type="float">
            <text:p><text:s text:c="3"/>326</text:p>
          </table:table-cell>
          <table:table-cell table:style-name="ce67" office:value-type="float" office:value="146" calcext:value-type="float">
            <text:p><text:s text:c="3"/>146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12" calcext:value-type="float">
            <text:p><text:s text:c="3"/>812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6025" calcext:value-type="float">
            <text:p><text:s text:c="3"/>6,025</text:p>
          </table:table-cell>
          <table:table-cell table:style-name="ce67" office:value-type="float" office:value="4315" calcext:value-type="float">
            <text:p><text:s text:c="3"/>4,315</text:p>
          </table:table-cell>
          <table:table-cell table:style-name="ce67" office:value-type="float" office:value="4174" calcext:value-type="float">
            <text:p><text:s text:c="3"/>4,174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787" calcext:value-type="float">
            <text:p><text:s text:c="3"/>4,787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495" calcext:value-type="float">
            <text:p><text:s text:c="3"/>46,495</text:p>
          </table:table-cell>
          <table:table-cell table:style-name="ce68" office:value-type="float" office:value="41784" calcext:value-type="float">
            <text:p><text:s text:c="3"/>41,784</text:p>
          </table:table-cell>
          <table:table-cell table:style-name="ce68" office:value-type="float" office:value="6218" calcext:value-type="float">
            <text:p><text:s text:c="3"/>6,218</text:p>
          </table:table-cell>
          <table:table-cell table:style-name="ce68" office:value-type="float" office:value="10333" calcext:value-type="float">
            <text:p><text:s text:c="3"/>10,333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16" calcext:value-type="float">
            <text:p><text:s text:c="3"/>3,116</text:p>
          </table:table-cell>
          <table:table-cell table:style-name="ce68" table:number-columns-repeated="2"/>
          <table:table-cell table:style-name="ce68" office:value-type="float" office:value="44" calcext:value-type="float">
            <text:p><text:s text:c="3"/>44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3151" calcext:value-type="float">
            <text:p><text:s text:c="3"/>53,151</text:p>
          </table:table-cell>
          <table:table-cell table:style-name="ce68" office:value-type="float" office:value="47444" calcext:value-type="float">
            <text:p><text:s text:c="3"/>47,444</text:p>
          </table:table-cell>
          <table:table-cell table:style-name="ce68" office:value-type="float" office:value="5684" calcext:value-type="float">
            <text:p><text:s text:c="3"/>5,684</text:p>
          </table:table-cell>
          <table:table-cell table:style-name="ce68" office:value-type="float" office:value="7497" calcext:value-type="float">
            <text:p><text:s text:c="3"/>7,497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909" calcext:value-type="float">
            <text:p><text:s text:c="3"/>2,909</text:p>
          </table:table-cell>
          <table:table-cell table:style-name="ce68" table:number-columns-repeated="2"/>
          <table:table-cell table:style-name="ce68" office:value-type="float" office:value="97" calcext:value-type="float">
            <text:p><text:s text:c="3"/>97</text:p>
          </table:table-cell>
          <table:table-cell table:style-name="ce68" table:number-columns-repeated="2"/>
          <table:table-cell table:style-name="ce108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826" calcext:value-type="float">
            <text:p><text:s text:c="3"/>95,826</text:p>
          </table:table-cell>
          <table:table-cell table:style-name="ce67" office:value-type="float" office:value="87959" calcext:value-type="float">
            <text:p><text:s text:c="3"/>87,959</text:p>
          </table:table-cell>
          <table:table-cell table:style-name="ce67" office:value-type="float" office:value="12217" calcext:value-type="float">
            <text:p><text:s text:c="3"/>12,217</text:p>
          </table:table-cell>
          <table:table-cell table:style-name="ce67" office:value-type="float" office:value="16505" calcext:value-type="float">
            <text:p><text:s text:c="3"/>16,505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67" office:value-type="float" office:value="696" calcext:value-type="float">
            <text:p><text:s text:c="3"/>696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5125" calcext:value-type="float">
            <text:p><text:s text:c="3"/>5,125</text:p>
          </table:table-cell>
          <table:table-cell table:style-name="ce67" office:value-type="float" office:value="11546" calcext:value-type="float">
            <text:p><text:s text:c="3"/>11,546</text:p>
          </table:table-cell>
          <table:table-cell table:style-name="ce67" office:value-type="float" office:value="11350" calcext:value-type="float">
            <text:p><text:s text:c="3"/>11,35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4335" calcext:value-type="float">
            <text:p><text:s text:c="3"/>4,335</text:p>
          </table:table-cell>
          <table:table-cell table:style-name="ce67" office:value-type="float" office:value="4286" calcext:value-type="float">
            <text:p><text:s text:c="3"/>4,286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4055" calcext:value-type="float">
            <text:p><text:s text:c="3"/>44,055</text:p>
          </table:table-cell>
          <table:table-cell table:style-name="ce68" office:value-type="float" office:value="40765" calcext:value-type="float">
            <text:p><text:s text:c="3"/>40,765</text:p>
          </table:table-cell>
          <table:table-cell table:style-name="ce68" office:value-type="float" office:value="6322" calcext:value-type="float">
            <text:p><text:s text:c="3"/>6,322</text:p>
          </table:table-cell>
          <table:table-cell table:style-name="ce68" office:value-type="float" office:value="9540" calcext:value-type="float">
            <text:p><text:s text:c="3"/>9,540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680" calcext:value-type="float">
            <text:p><text:s text:c="3"/>2,680</text:p>
          </table:table-cell>
          <table:table-cell table:style-name="ce68" table:number-columns-repeated="2"/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771" calcext:value-type="float">
            <text:p><text:s text:c="3"/>51,771</text:p>
          </table:table-cell>
          <table:table-cell table:style-name="ce68" office:value-type="float" office:value="47194" calcext:value-type="float">
            <text:p><text:s text:c="3"/>47,194</text:p>
          </table:table-cell>
          <table:table-cell table:style-name="ce68" office:value-type="float" office:value="5895" calcext:value-type="float">
            <text:p><text:s text:c="3"/>5,895</text:p>
          </table:table-cell>
          <table:table-cell table:style-name="ce68" office:value-type="float" office:value="6965" calcext:value-type="float">
            <text:p><text:s text:c="3"/>6,965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445" calcext:value-type="float">
            <text:p><text:s text:c="3"/>2,445</text:p>
          </table:table-cell>
          <table:table-cell table:style-name="ce68" table:number-columns-repeated="2"/>
          <table:table-cell table:style-name="ce68" office:value-type="float" office:value="144" calcext:value-type="float">
            <text:p><text:s text:c="3"/>144</text:p>
          </table:table-cell>
          <table:table-cell table:style-name="ce68" table:number-columns-repeated="2"/>
          <table:table-cell table:style-name="ce108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5571" calcext:value-type="float">
            <text:p><text:s text:c="3"/>75,571</text:p>
          </table:table-cell>
          <table:table-cell table:style-name="ce67" office:value-type="float" office:value="56791" calcext:value-type="float">
            <text:p><text:s text:c="3"/>56,791</text:p>
          </table:table-cell>
          <table:table-cell table:style-name="ce67" office:value-type="float" office:value="12242" calcext:value-type="float">
            <text:p><text:s text:c="3"/>12,242</text:p>
          </table:table-cell>
          <table:table-cell table:style-name="ce67" office:value-type="float" office:value="17099" calcext:value-type="float">
            <text:p><text:s text:c="3"/>17,0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691" calcext:value-type="float">
            <text:p><text:s text:c="3"/>691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4786" calcext:value-type="float">
            <text:p><text:s text:c="3"/>4,786</text:p>
          </table:table-cell>
          <table:table-cell table:style-name="ce67" office:value-type="float" office:value="10013" calcext:value-type="float">
            <text:p><text:s text:c="3"/>10,013</text:p>
          </table:table-cell>
          <table:table-cell table:style-name="ce67" office:value-type="float" office:value="9827" calcext:value-type="float">
            <text:p><text:s text:c="3"/>9,827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4071" calcext:value-type="float">
            <text:p><text:s text:c="3"/>4,071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036" calcext:value-type="float">
            <text:p><text:s text:c="3"/>34,036</text:p>
          </table:table-cell>
          <table:table-cell table:style-name="ce68" office:value-type="float" office:value="26103" calcext:value-type="float">
            <text:p><text:s text:c="3"/>26,103</text:p>
          </table:table-cell>
          <table:table-cell table:style-name="ce68" office:value-type="float" office:value="6345" calcext:value-type="float">
            <text:p><text:s text:c="3"/>6,345</text:p>
          </table:table-cell>
          <table:table-cell table:style-name="ce68" office:value-type="float" office:value="9820" calcext:value-type="float">
            <text:p><text:s text:c="3"/>9,82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544" calcext:value-type="float">
            <text:p><text:s text:c="3"/>2,544</text:p>
          </table:table-cell>
          <table:table-cell table:style-name="ce68" table:number-columns-repeated="2"/>
          <table:table-cell table:style-name="ce68" office:value-type="float" office:value="55" calcext:value-type="float">
            <text:p><text:s text:c="3"/>55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35" calcext:value-type="float">
            <text:p><text:s text:c="3"/>41,535</text:p>
          </table:table-cell>
          <table:table-cell table:style-name="ce68" office:value-type="float" office:value="30688" calcext:value-type="float">
            <text:p><text:s text:c="3"/>30,688</text:p>
          </table:table-cell>
          <table:table-cell table:style-name="ce68" office:value-type="float" office:value="5897" calcext:value-type="float">
            <text:p><text:s text:c="3"/>5,897</text:p>
          </table:table-cell>
          <table:table-cell table:style-name="ce68" office:value-type="float" office:value="7279" calcext:value-type="float">
            <text:p><text:s text:c="3"/>7,279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42" calcext:value-type="float">
            <text:p><text:s text:c="3"/>2,242</text:p>
          </table:table-cell>
          <table:table-cell table:style-name="ce68" table:number-columns-repeated="2"/>
          <table:table-cell table:style-name="ce68" office:value-type="float" office:value="131" calcext:value-type="float">
            <text:p><text:s text:c="3"/>131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678" calcext:value-type="float">
            <text:p><text:s text:c="3"/>89,678</text:p>
          </table:table-cell>
          <table:table-cell table:style-name="ce67" office:value-type="float" office:value="62770" calcext:value-type="float">
            <text:p><text:s text:c="3"/>62,770</text:p>
          </table:table-cell>
          <table:table-cell table:style-name="ce67" office:value-type="float" office:value="12348" calcext:value-type="float">
            <text:p><text:s text:c="3"/>12,348</text:p>
          </table:table-cell>
          <table:table-cell table:style-name="ce67" office:value-type="float" office:value="17719" calcext:value-type="float">
            <text:p><text:s text:c="3"/>17,719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117" calcext:value-type="float">
            <text:p><text:s text:c="3"/>117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4979" calcext:value-type="float">
            <text:p><text:s text:c="3"/>4,979</text:p>
          </table:table-cell>
          <table:table-cell table:style-name="ce67" office:value-type="float" office:value="15007" calcext:value-type="float">
            <text:p><text:s text:c="3"/>15,007</text:p>
          </table:table-cell>
          <table:table-cell table:style-name="ce67" office:value-type="float" office:value="14713" calcext:value-type="float">
            <text:p><text:s text:c="3"/>14,713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67" office:value-type="float" office:value="4233" calcext:value-type="float">
            <text:p><text:s text:c="3"/>4,233</text:p>
          </table:table-cell>
          <table:table-cell table:style-name="ce67" office:value-type="float" office:value="4180" calcext:value-type="float">
            <text:p><text:s text:c="3"/>4,180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805" calcext:value-type="float">
            <text:p><text:s text:c="3"/>39,805</text:p>
          </table:table-cell>
          <table:table-cell table:style-name="ce68" office:value-type="float" office:value="28614" calcext:value-type="float">
            <text:p><text:s text:c="3"/>28,614</text:p>
          </table:table-cell>
          <table:table-cell table:style-name="ce68" office:value-type="float" office:value="6261" calcext:value-type="float">
            <text:p><text:s text:c="3"/>6,261</text:p>
          </table:table-cell>
          <table:table-cell table:style-name="ce68" office:value-type="float" office:value="10193" calcext:value-type="float">
            <text:p><text:s text:c="3"/>10,193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582" calcext:value-type="float">
            <text:p><text:s text:c="3"/>2,582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873" calcext:value-type="float">
            <text:p><text:s text:c="3"/>49,873</text:p>
          </table:table-cell>
          <table:table-cell table:style-name="ce68" office:value-type="float" office:value="34156" calcext:value-type="float">
            <text:p><text:s text:c="3"/>34,156</text:p>
          </table:table-cell>
          <table:table-cell table:style-name="ce68" office:value-type="float" office:value="6087" calcext:value-type="float">
            <text:p><text:s text:c="3"/>6,087</text:p>
          </table:table-cell>
          <table:table-cell table:style-name="ce68" office:value-type="float" office:value="7526" calcext:value-type="float">
            <text:p><text:s text:c="3"/>7,52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216" calcext:value-type="float">
            <text:p><text:s text:c="3"/>21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679" calcext:value-type="float">
            <text:p><text:s text:c="3"/>119,679</text:p>
          </table:table-cell>
          <table:table-cell table:style-name="ce67" office:value-type="float" office:value="83125" calcext:value-type="float">
            <text:p><text:s text:c="3"/>83,125</text:p>
          </table:table-cell>
          <table:table-cell table:style-name="ce67" office:value-type="float" office:value="12178" calcext:value-type="float">
            <text:p><text:s text:c="3"/>12,178</text:p>
          </table:table-cell>
          <table:table-cell table:style-name="ce67" office:value-type="float" office:value="17685" calcext:value-type="float">
            <text:p><text:s text:c="3"/>17,685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898" calcext:value-type="float">
            <text:p><text:s text:c="3"/>4,898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13020" calcext:value-type="float">
            <text:p><text:s text:c="3"/>13,020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341" calcext:value-type="float">
            <text:p><text:s text:c="3"/>4,341</text:p>
          </table:table-cell>
          <table:table-cell table:style-name="ce67" office:value-type="float" office:value="4282" calcext:value-type="float">
            <text:p><text:s text:c="3"/>4,282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3917" calcext:value-type="float">
            <text:p><text:s text:c="3"/>53,917</text:p>
          </table:table-cell>
          <table:table-cell table:style-name="ce68" office:value-type="float" office:value="38264" calcext:value-type="float">
            <text:p><text:s text:c="3"/>38,264</text:p>
          </table:table-cell>
          <table:table-cell table:style-name="ce68" office:value-type="float" office:value="6265" calcext:value-type="float">
            <text:p><text:s text:c="3"/>6,265</text:p>
          </table:table-cell>
          <table:table-cell table:style-name="ce68" office:value-type="float" office:value="10194" calcext:value-type="float">
            <text:p><text:s text:c="3"/>10,19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577" calcext:value-type="float">
            <text:p><text:s text:c="3"/>2,577</text:p>
          </table:table-cell>
          <table:table-cell table:style-name="ce68" table:number-columns-repeated="2"/>
          <table:table-cell table:style-name="ce68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762" calcext:value-type="float">
            <text:p><text:s text:c="3"/>65,762</text:p>
          </table:table-cell>
          <table:table-cell table:style-name="ce68" office:value-type="float" office:value="44861" calcext:value-type="float">
            <text:p><text:s text:c="3"/>44,861</text:p>
          </table:table-cell>
          <table:table-cell table:style-name="ce68" office:value-type="float" office:value="5913" calcext:value-type="float">
            <text:p><text:s text:c="3"/>5,913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  <text:p>截至7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713624" calcext:value-type="float">
            <text:p><text:s text:c="3"/>713,624</text:p>
          </table:table-cell>
          <table:table-cell table:style-name="ce65" office:value-type="float" office:value="537403" calcext:value-type="float">
            <text:p><text:s text:c="3"/>537,403</text:p>
          </table:table-cell>
          <table:table-cell table:style-name="ce65" office:value-type="float" office:value="76919" calcext:value-type="float">
            <text:p><text:s text:c="3"/>76,919</text:p>
          </table:table-cell>
          <table:table-cell table:style-name="ce65" office:value-type="float" office:value="125357" calcext:value-type="float">
            <text:p><text:s text:c="3"/>125,357</text:p>
          </table:table-cell>
          <table:table-cell table:style-name="ce65" office:value-type="float" office:value="1969" calcext:value-type="float">
            <text:p><text:s text:c="3"/>1,969</text:p>
          </table:table-cell>
          <table:table-cell table:style-name="ce65" office:value-type="float" office:value="982" calcext:value-type="float">
            <text:p><text:s text:c="3"/>982</text:p>
          </table:table-cell>
          <table:table-cell table:style-name="ce65" office:value-type="float" office:value="511" calcext:value-type="float">
            <text:p><text:s text:c="3"/>511</text:p>
          </table:table-cell>
          <table:table-cell table:style-name="ce65" office:value-type="float" office:value="5154" calcext:value-type="float">
            <text:p><text:s text:c="3"/>5,154</text:p>
          </table:table-cell>
          <table:table-cell table:style-name="ce65" office:value-type="float" office:value="812" calcext:value-type="float">
            <text:p><text:s text:c="3"/>812</text:p>
          </table:table-cell>
          <table:table-cell table:style-name="ce65" office:value-type="float" office:value="32748" calcext:value-type="float">
            <text:p><text:s text:c="3"/>32,748</text:p>
          </table:table-cell>
          <table:table-cell table:style-name="ce65" office:value-type="float" office:value="73598" calcext:value-type="float">
            <text:p><text:s text:c="3"/>73,598</text:p>
          </table:table-cell>
          <table:table-cell table:style-name="ce65" office:value-type="float" office:value="71778" calcext:value-type="float">
            <text:p><text:s text:c="3"/>71,778</text:p>
          </table:table-cell>
          <table:table-cell table:style-name="ce65" office:value-type="float" office:value="1820" calcext:value-type="float">
            <text:p><text:s text:c="3"/>1,820</text:p>
          </table:table-cell>
          <table:table-cell table:style-name="ce65" office:value-type="float" office:value="30493" calcext:value-type="float">
            <text:p><text:s text:c="3"/>30,493</text:p>
          </table:table-cell>
          <table:table-cell table:style-name="ce65" office:value-type="float" office:value="30095" calcext:value-type="float">
            <text:p><text:s text:c="3"/>30,095</text:p>
          </table:table-cell>
          <table:table-cell table:style-name="ce105" office:value-type="float" office:value="398" calcext:value-type="float">
            <text:p><text:s text:c="3"/>39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30356" calcext:value-type="float">
            <text:p><text:s text:c="3"/>330,356</text:p>
          </table:table-cell>
          <table:table-cell table:style-name="ce66" office:value-type="float" office:value="248576" calcext:value-type="float">
            <text:p><text:s text:c="3"/>248,576</text:p>
          </table:table-cell>
          <table:table-cell table:style-name="ce66" office:value-type="float" office:value="39792" calcext:value-type="float">
            <text:p><text:s text:c="3"/>39,792</text:p>
          </table:table-cell>
          <table:table-cell table:style-name="ce66" office:value-type="float" office:value="72502" calcext:value-type="float">
            <text:p><text:s text:c="3"/>72,502</text:p>
          </table:table-cell>
          <table:table-cell table:style-name="ce66" office:value-type="float" office:value="1034" calcext:value-type="float">
            <text:p><text:s text:c="3"/>1,034</text:p>
          </table:table-cell>
          <table:table-cell table:style-name="ce66" office:value-type="float" office:value="474" calcext:value-type="float">
            <text:p><text:s text:c="3"/>474</text:p>
          </table:table-cell>
          <table:table-cell table:style-name="ce66" office:value-type="float" office:value="222" calcext:value-type="float">
            <text:p><text:s text:c="3"/>222</text:p>
          </table:table-cell>
          <table:table-cell table:style-name="ce66" office:value-type="float" office:value="2533" calcext:value-type="float">
            <text:p><text:s text:c="3"/>2,533</text:p>
          </table:table-cell>
          <table:table-cell table:style-name="ce66" office:value-type="float" office:value="463" calcext:value-type="float">
            <text:p><text:s text:c="3"/>463</text:p>
          </table:table-cell>
          <table:table-cell table:style-name="ce66" office:value-type="float" office:value="17026" calcext:value-type="float">
            <text:p><text:s text:c="3"/>17,026</text:p>
          </table:table-cell>
          <table:table-cell table:style-name="ce66" table:number-columns-repeated="2"/>
          <table:table-cell table:style-name="ce66" office:value-type="float" office:value="608" calcext:value-type="float">
            <text:p><text:s text:c="3"/>608</text:p>
          </table:table-cell>
          <table:table-cell table:style-name="ce66" table:number-columns-repeated="2"/>
          <table:table-cell table:style-name="ce106" office:value-type="float" office:value="86" calcext:value-type="float">
            <text:p><text:s text:c="3"/>8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83268" calcext:value-type="float">
            <text:p><text:s text:c="3"/>383,268</text:p>
          </table:table-cell>
          <table:table-cell table:style-name="ce66" office:value-type="float" office:value="288827" calcext:value-type="float">
            <text:p><text:s text:c="3"/>288,827</text:p>
          </table:table-cell>
          <table:table-cell table:style-name="ce66" office:value-type="float" office:value="37127" calcext:value-type="float">
            <text:p><text:s text:c="3"/>37,127</text:p>
          </table:table-cell>
          <table:table-cell table:style-name="ce66" office:value-type="float" office:value="52855" calcext:value-type="float">
            <text:p><text:s text:c="3"/>52,855</text:p>
          </table:table-cell>
          <table:table-cell table:style-name="ce66" office:value-type="float" office:value="935" calcext:value-type="float">
            <text:p><text:s text:c="3"/>935</text:p>
          </table:table-cell>
          <table:table-cell table:style-name="ce66" office:value-type="float" office:value="508" calcext:value-type="float">
            <text:p><text:s text:c="3"/>508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66" office:value-type="float" office:value="2621" calcext:value-type="float">
            <text:p><text:s text:c="3"/>2,621</text:p>
          </table:table-cell>
          <table:table-cell table:style-name="ce66" office:value-type="float" office:value="349" calcext:value-type="float">
            <text:p><text:s text:c="3"/>349</text:p>
          </table:table-cell>
          <table:table-cell table:style-name="ce66" office:value-type="float" office:value="15722" calcext:value-type="float">
            <text:p><text:s text:c="3"/>15,722</text:p>
          </table:table-cell>
          <table:table-cell table:style-name="ce66" table:number-columns-repeated="2"/>
          <table:table-cell table:style-name="ce66" office:value-type="float" office:value="1212" calcext:value-type="float">
            <text:p><text:s text:c="3"/>1,212</text:p>
          </table:table-cell>
          <table:table-cell table:style-name="ce66" table:number-columns-repeated="2"/>
          <table:table-cell table:style-name="ce106" office:value-type="float" office:value="312" calcext:value-type="float">
            <text:p><text:s text:c="3"/>31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2.74531042292354" calcext:value-type="float">
            <text:p>2.75</text:p>
          </table:table-cell>
          <table:table-cell table:style-name="ce69" office:value-type="float" office:value="-13.703261734288" calcext:value-type="float">
            <text:p>–13.70</text:p>
          </table:table-cell>
          <table:table-cell table:style-name="ce69" office:value-type="float" office:value="-0.538812785388128" calcext:value-type="float">
            <text:p>–0.54</text:p>
          </table:table-cell>
          <table:table-cell table:style-name="ce69" office:value-type="float" office:value="-1.22426571507" calcext:value-type="float">
            <text:p>–1.22</text:p>
          </table:table-cell>
          <table:table-cell table:style-name="ce69" office:value-type="float" office:value="-12.9568106312292" calcext:value-type="float">
            <text:p>–12.96</text:p>
          </table:table-cell>
          <table:table-cell table:style-name="ce69" office:value-type="float" office:value="-0.649350649350649" calcext:value-type="float">
            <text:p>–0.65</text:p>
          </table:table-cell>
          <table:table-cell table:style-name="ce69" office:value-type="float" office:value="-1.36986301369863" calcext:value-type="float">
            <text:p>–1.37</text:p>
          </table:table-cell>
          <table:table-cell table:style-name="ce69" office:value-type="float" office:value="6.93333333333333" calcext:value-type="float">
            <text:p>6.93</text:p>
          </table:table-cell>
          <table:table-cell table:style-name="ce69" office:value-type="float" office:value="30" calcext:value-type="float">
            <text:p>30.00</text:p>
          </table:table-cell>
          <table:table-cell table:style-name="ce69" office:value-type="float" office:value="-8.95522388059701" calcext:value-type="float">
            <text:p>–8.96</text:p>
          </table:table-cell>
          <table:table-cell table:style-name="ce69" office:value-type="float" office:value="9.07044065615954" calcext:value-type="float">
            <text:p>9.07</text:p>
          </table:table-cell>
          <table:table-cell table:style-name="ce69" office:value-type="float" office:value="8.77000657750493" calcext:value-type="float">
            <text:p>8.77</text:p>
          </table:table-cell>
          <table:table-cell table:style-name="ce69" office:value-type="float" office:value="22.4390243902439" calcext:value-type="float">
            <text:p>22.44</text:p>
          </table:table-cell>
          <table:table-cell table:style-name="ce69" office:value-type="float" office:value="4.28954423592493" calcext:value-type="float">
            <text:p>4.29</text:p>
          </table:table-cell>
          <table:table-cell table:style-name="ce69" office:value-type="float" office:value="4.15725259828287" calcext:value-type="float">
            <text:p>4.16</text:p>
          </table:table-cell>
          <table:table-cell table:style-name="ce69" office:value-type="float" office:value="16" calcext:value-type="float">
            <text:p>16.00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4.04530050190897" calcext:value-type="float">
            <text:p>4.05</text:p>
          </table:table-cell>
          <table:table-cell table:style-name="ce70" office:value-type="float" office:value="-13.9698707727457" calcext:value-type="float">
            <text:p>–13.97</text:p>
          </table:table-cell>
          <table:table-cell table:style-name="ce70" office:value-type="float" office:value="-3.11371064854636" calcext:value-type="float">
            <text:p>–3.11</text:p>
          </table:table-cell>
          <table:table-cell table:style-name="ce70" office:value-type="float" office:value="-1.45644930985245" calcext:value-type="float">
            <text:p>–1.46</text:p>
          </table:table-cell>
          <table:table-cell table:style-name="ce70" office:value-type="float" office:value="-8.7248322147651" calcext:value-type="float">
            <text:p>–8.72</text:p>
          </table:table-cell>
          <table:table-cell table:style-name="ce70" office:value-type="float" office:value="15.9420289855072" calcext:value-type="float">
            <text:p>15.94</text:p>
          </table:table-cell>
          <table:table-cell table:style-name="ce70" office:value-type="float" office:value="-19.4444444444444" calcext:value-type="float">
            <text:p>–19.44</text:p>
          </table:table-cell>
          <table:table-cell table:style-name="ce70" office:value-type="float" office:value="4.54545454545455" calcext:value-type="float">
            <text:p>4.55</text:p>
          </table:table-cell>
          <table:table-cell table:style-name="ce70" office:value-type="float" office:value="29.3103448275862" calcext:value-type="float">
            <text:p>29.31</text:p>
          </table:table-cell>
          <table:table-cell table:style-name="ce70" office:value-type="float" office:value="-8.09037900874636" calcext:value-type="float">
            <text:p>–8.0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6.551724137931" calcext:value-type="float">
            <text:p>46.5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33.3333333333333" calcext:value-type="float">
            <text:p>–33.33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1.64200025485592" calcext:value-type="float">
            <text:p>1.64</text:p>
          </table:table-cell>
          <table:table-cell table:style-name="ce71" office:value-type="float" office:value="-13.4722078993503" calcext:value-type="float">
            <text:p>–13.47</text:p>
          </table:table-cell>
          <table:table-cell table:style-name="ce71" office:value-type="float" office:value="2.37492700019467" calcext:value-type="float">
            <text:p>2.37</text:p>
          </table:table-cell>
          <table:table-cell table:style-name="ce71" office:value-type="float" office:value="-0.907911802853437" calcext:value-type="float">
            <text:p>–0.91</text:p>
          </table:table-cell>
          <table:table-cell table:style-name="ce71" office:value-type="float" office:value="-17.1052631578947" calcext:value-type="float">
            <text:p>–17.11</text:p>
          </table:table-cell>
          <table:table-cell table:style-name="ce71" office:value-type="float" office:value="-14.1176470588235" calcext:value-type="float">
            <text:p>–14.12</text:p>
          </table:table-cell>
          <table:table-cell table:style-name="ce71" office:value-type="float" office:value="16.2162162162162" calcext:value-type="float">
            <text:p>16.22</text:p>
          </table:table-cell>
          <table:table-cell table:style-name="ce71" office:value-type="float" office:value="9.30851063829787" calcext:value-type="float">
            <text:p>9.31</text:p>
          </table:table-cell>
          <table:table-cell table:style-name="ce71" office:value-type="float" office:value="30.952380952381" calcext:value-type="float">
            <text:p>30.95</text:p>
          </table:table-cell>
          <table:table-cell table:style-name="ce71" office:value-type="float" office:value="-9.86238532110092" calcext:value-type="float">
            <text:p>–9.86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2.9251700680272" calcext:value-type="float">
            <text:p>12.9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37.1428571428571" calcext:value-type="float">
            <text:p>37.14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9.57061399363639" calcext:value-type="float">
            <text:p>9.57</text:p>
          </table:table-cell>
          <table:table-cell table:style-name="ce70" office:value-type="float" office:value="1.92889956149509" calcext:value-type="float">
            <text:p>1.93</text:p>
          </table:table-cell>
          <table:table-cell table:style-name="ce70" office:value-type="float" office:value="-1.07185030429648" calcext:value-type="float">
            <text:p>–1.07</text:p>
          </table:table-cell>
          <table:table-cell table:style-name="ce70" office:value-type="float" office:value="3.31323571633649" calcext:value-type="float">
            <text:p>3.31</text:p>
          </table:table-cell>
          <table:table-cell table:style-name="ce70" office:value-type="float" office:value="-5.07246376811594" calcext:value-type="float">
            <text:p>–5.07</text:p>
          </table:table-cell>
          <table:table-cell table:style-name="ce70" office:value-type="float" office:value="18.6046511627907" calcext:value-type="float">
            <text:p>18.60</text:p>
          </table:table-cell>
          <table:table-cell table:style-name="ce70" office:value-type="float" office:value="-5.26315789473684" calcext:value-type="float">
            <text:p>–5.26</text:p>
          </table:table-cell>
          <table:table-cell table:style-name="ce70" office:value-type="float" office:value="10.4683195592287" calcext:value-type="float">
            <text:p>10.47</text:p>
          </table:table-cell>
          <table:table-cell table:style-name="ce70" office:value-type="float" office:value="15.0442477876106" calcext:value-type="float">
            <text:p>15.04</text:p>
          </table:table-cell>
          <table:table-cell table:style-name="ce70" office:value-type="float" office:value="1.37100124636477" calcext:value-type="float">
            <text:p>1.37</text:p>
          </table:table-cell>
          <table:table-cell table:style-name="ce70" office:value-type="float" office:value="4.2849820604818" calcext:value-type="float">
            <text:p>4.28</text:p>
          </table:table-cell>
          <table:table-cell table:style-name="ce70" office:value-type="float" office:value="4.51911935110081" calcext:value-type="float">
            <text:p>4.52</text:p>
          </table:table-cell>
          <table:table-cell table:style-name="ce70" office:value-type="float" office:value="-4.19847328244275" calcext:value-type="float">
            <text:p>–4.20</text:p>
          </table:table-cell>
          <table:table-cell table:style-name="ce70" office:value-type="float" office:value="3.61820199778024" calcext:value-type="float">
            <text:p>3.62</text:p>
          </table:table-cell>
          <table:table-cell table:style-name="ce70" office:value-type="float" office:value="3.73537353735374" calcext:value-type="float">
            <text:p>3.74</text:p>
          </table:table-cell>
          <table:table-cell table:style-name="ce70" office:value-type="float" office:value="-4.91803278688525" calcext:value-type="float">
            <text:p>–4.92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12.4771025111879" calcext:value-type="float">
            <text:p>12.48</text:p>
          </table:table-cell>
          <table:table-cell table:style-name="ce70" office:value-type="float" office:value="2.82455341904654" calcext:value-type="float">
            <text:p>2.82</text:p>
          </table:table-cell>
          <table:table-cell table:style-name="ce70" office:value-type="float" office:value="-2.77921629552909" calcext:value-type="float">
            <text:p>–2.78</text:p>
          </table:table-cell>
          <table:table-cell table:style-name="ce70" office:value-type="float" office:value="2.94351630867144" calcext:value-type="float">
            <text:p>2.94</text:p>
          </table:table-cell>
          <table:table-cell table:style-name="ce70" office:value-type="float" office:value="-13.3757961783439" calcext:value-type="float">
            <text:p>–13.38</text:p>
          </table:table-cell>
          <table:table-cell table:style-name="ce70" office:value-type="float" office:value="14.2857142857143" calcext:value-type="float">
            <text:p>14.29</text:p>
          </table:table-cell>
          <table:table-cell table:style-name="ce70" office:value-type="float" office:value="-21.6216216216216" calcext:value-type="float">
            <text:p>–21.62</text:p>
          </table:table-cell>
          <table:table-cell table:style-name="ce70" office:value-type="float" office:value="8.31024930747923" calcext:value-type="float">
            <text:p>8.31</text:p>
          </table:table-cell>
          <table:table-cell table:style-name="ce70" office:value-type="float" office:value="4.16666666666667" calcext:value-type="float">
            <text:p>4.17</text:p>
          </table:table-cell>
          <table:table-cell table:style-name="ce70" office:value-type="float" office:value="0.398089171974522" calcext:value-type="float">
            <text:p>0.4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6.59340659340659" calcext:value-type="float">
            <text:p>–6.5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3.0769230769231" calcext:value-type="float">
            <text:p>–23.08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7.16479213849756" calcext:value-type="float">
            <text:p>7.16</text:p>
          </table:table-cell>
          <table:table-cell table:style-name="ce71" office:value-type="float" office:value="1.16957654094724" calcext:value-type="float">
            <text:p>1.17</text:p>
          </table:table-cell>
          <table:table-cell table:style-name="ce71" office:value-type="float" office:value="0.824386503067485" calcext:value-type="float">
            <text:p>0.82</text:p>
          </table:table-cell>
          <table:table-cell table:style-name="ce71" office:value-type="float" office:value="3.81845359423835" calcext:value-type="float">
            <text:p>3.82</text:p>
          </table:table-cell>
          <table:table-cell table:style-name="ce71" office:value-type="float" office:value="5.88235294117647" calcext:value-type="float">
            <text:p>5.88</text:p>
          </table:table-cell>
          <table:table-cell table:style-name="ce71" office:value-type="float" office:value="23.728813559322" calcext:value-type="float">
            <text:p>23.73</text:p>
          </table:table-cell>
          <table:table-cell table:style-name="ce71" office:value-type="float" office:value="10.2564102564103" calcext:value-type="float">
            <text:p>10.26</text:p>
          </table:table-cell>
          <table:table-cell table:style-name="ce71" office:value-type="float" office:value="12.6027397260274" calcext:value-type="float">
            <text:p>12.60</text:p>
          </table:table-cell>
          <table:table-cell table:style-name="ce71" office:value-type="float" office:value="34.1463414634146" calcext:value-type="float">
            <text:p>34.15</text:p>
          </table:table-cell>
          <table:table-cell table:style-name="ce71" office:value-type="float" office:value="2.43266724587315" calcext:value-type="float">
            <text:p>2.4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.92397660818713" calcext:value-type="float">
            <text:p>–2.9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1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2 年 7 月 份" calcext:value-type="string" table:number-columns-spanned="8" table:number-rows-spanned="1">
              <text:p><text:s/>中 華 民 國 112 年 7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4343" calcext:value-type="float">
            <text:p>104,343</text:p>
          </table:table-cell>
          <table:table-cell table:style-name="ce56" office:value-type="float" office:value="78102" calcext:value-type="float">
            <text:p>78,102</text:p>
          </table:table-cell>
          <table:table-cell table:style-name="ce56" office:value-type="float" office:value="10891" calcext:value-type="float">
            <text:p>10,891</text:p>
          </table:table-cell>
          <table:table-cell table:style-name="ce56" office:value-type="float" office:value="17992" calcext:value-type="float">
            <text:p>17,992</text:p>
          </table:table-cell>
          <table:table-cell table:style-name="ce56" office:value-type="float" office:value="262" calcext:value-type="float">
            <text:p>262</text:p>
          </table:table-cell>
          <table:table-cell table:style-name="ce56" office:value-type="float" office:value="153" calcext:value-type="float">
            <text:p>153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802" calcext:value-type="float">
            <text:p>802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4880" calcext:value-type="float">
            <text:p>4,880</text:p>
          </table:table-cell>
          <table:table-cell table:style-name="ce56" office:value-type="float" office:value="10173" calcext:value-type="float">
            <text:p>10,173</text:p>
          </table:table-cell>
          <table:table-cell table:style-name="ce56" office:value-type="float" office:value="9922" calcext:value-type="float">
            <text:p>9,922</text:p>
          </table:table-cell>
          <table:table-cell table:style-name="ce56" office:value-type="float" office:value="251" calcext:value-type="float">
            <text:p>251</text:p>
          </table:table-cell>
          <table:table-cell table:style-name="ce56" office:value-type="float" office:value="4668" calcext:value-type="float">
            <text:p>4,668</text:p>
          </table:table-cell>
          <table:table-cell table:style-name="ce56" office:value-type="float" office:value="4610" calcext:value-type="float">
            <text:p>4,610</text:p>
          </table:table-cell>
          <table:table-cell table:style-name="ce90" office:value-type="float" office:value="58" calcext:value-type="float">
            <text:p>5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8508" calcext:value-type="float">
            <text:p>48,508</text:p>
          </table:table-cell>
          <table:table-cell table:style-name="ce56" office:value-type="float" office:value="36149" calcext:value-type="float">
            <text:p>36,149</text:p>
          </table:table-cell>
          <table:table-cell table:style-name="ce56" office:value-type="float" office:value="5632" calcext:value-type="float">
            <text:p>5,632</text:p>
          </table:table-cell>
          <table:table-cell table:style-name="ce56" office:value-type="float" office:value="10352" calcext:value-type="float">
            <text:p>10,352</text:p>
          </table:table-cell>
          <table:table-cell table:style-name="ce56" office:value-type="float" office:value="136" calcext:value-type="float">
            <text:p>136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91" calcext:value-type="float">
            <text:p>391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2522" calcext:value-type="float">
            <text:p>2,522</text:p>
          </table:table-cell>
          <table:table-cell table:style-name="ce56" table:number-columns-repeated="2"/>
          <table:table-cell table:style-name="ce56" office:value-type="float" office:value="85" calcext:value-type="float">
            <text:p>85</text:p>
          </table:table-cell>
          <table:table-cell table:style-name="ce56" table:number-columns-repeated="2"/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5835" calcext:value-type="float">
            <text:p>55,835</text:p>
          </table:table-cell>
          <table:table-cell table:style-name="ce57" office:value-type="float" office:value="41953" calcext:value-type="float">
            <text:p>41,953</text:p>
          </table:table-cell>
          <table:table-cell table:style-name="ce57" office:value-type="float" office:value="5259" calcext:value-type="float">
            <text:p>5,259</text:p>
          </table:table-cell>
          <table:table-cell table:style-name="ce57" office:value-type="float" office:value="7640" calcext:value-type="float">
            <text:p>7,640</text:p>
          </table:table-cell>
          <table:table-cell table:style-name="ce57" office:value-type="float" office:value="126" calcext:value-type="float">
            <text:p>126</text:p>
          </table:table-cell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411" calcext:value-type="float">
            <text:p>411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2358" calcext:value-type="float">
            <text:p>2,358</text:p>
          </table:table-cell>
          <table:table-cell table:style-name="ce57" table:number-columns-repeated="2"/>
          <table:table-cell table:style-name="ce57" office:value-type="float" office:value="166" calcext:value-type="float">
            <text:p>166</text:p>
          </table:table-cell>
          <table:table-cell table:style-name="ce57" table:number-columns-repeated="2"/>
          <table:table-cell table:style-name="ce91" office:value-type="float" office:value="48" calcext:value-type="float">
            <text:p>4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0563" calcext:value-type="float">
            <text:p>20,563</text:p>
          </table:table-cell>
          <table:table-cell table:style-name="ce56" office:value-type="float" office:value="13604" calcext:value-type="float">
            <text:p>13,604</text:p>
          </table:table-cell>
          <table:table-cell table:style-name="ce56" office:value-type="float" office:value="1444" calcext:value-type="float">
            <text:p>1,444</text:p>
          </table:table-cell>
          <table:table-cell table:style-name="ce56" office:value-type="float" office:value="2552" calcext:value-type="float">
            <text:p>2,552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23" calcext:value-type="float">
            <text:p>1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730" calcext:value-type="float">
            <text:p>730</text:p>
          </table:table-cell>
          <table:table-cell table:style-name="ce56" office:value-type="float" office:value="1746" calcext:value-type="float">
            <text:p>1,746</text:p>
          </table:table-cell>
          <table:table-cell table:style-name="ce56" office:value-type="float" office:value="1689" calcext:value-type="float">
            <text:p>1,689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823" calcext:value-type="float">
            <text:p>823</text:p>
          </table:table-cell>
          <table:table-cell table:style-name="ce56" office:value-type="float" office:value="816" calcext:value-type="float">
            <text:p>816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538" calcext:value-type="float">
            <text:p>9,538</text:p>
          </table:table-cell>
          <table:table-cell table:style-name="ce56" office:value-type="float" office:value="6212" calcext:value-type="float">
            <text:p>6,212</text:p>
          </table:table-cell>
          <table:table-cell table:style-name="ce56" office:value-type="float" office:value="726" calcext:value-type="float">
            <text:p>726</text:p>
          </table:table-cell>
          <table:table-cell table:style-name="ce56" office:value-type="float" office:value="1532" calcext:value-type="float">
            <text:p>1,532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387" calcext:value-type="float">
            <text:p>387</text:p>
          </table:table-cell>
          <table:table-cell table:style-name="ce56" table:number-columns-repeated="2"/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025" calcext:value-type="float">
            <text:p>11,025</text:p>
          </table:table-cell>
          <table:table-cell table:style-name="ce57" office:value-type="float" office:value="7392" calcext:value-type="float">
            <text:p>7,392</text:p>
          </table:table-cell>
          <table:table-cell table:style-name="ce57" office:value-type="float" office:value="718" calcext:value-type="float">
            <text:p>718</text:p>
          </table:table-cell>
          <table:table-cell table:style-name="ce57" office:value-type="float" office:value="1020" calcext:value-type="float">
            <text:p>1,020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43" calcext:value-type="float">
            <text:p>343</text:p>
          </table:table-cell>
          <table:table-cell table:style-name="ce57" table:number-columns-repeated="2"/>
          <table:table-cell table:style-name="ce57" office:value-type="float" office:value="37" calcext:value-type="float">
            <text:p>37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4838" calcext:value-type="float">
            <text:p>14,838</text:p>
          </table:table-cell>
          <table:table-cell table:style-name="ce56" office:value-type="float" office:value="11982" calcext:value-type="float">
            <text:p>11,982</text:p>
          </table:table-cell>
          <table:table-cell table:style-name="ce56" office:value-type="float" office:value="1386" calcext:value-type="float">
            <text:p>1,386</text:p>
          </table:table-cell>
          <table:table-cell table:style-name="ce56" office:value-type="float" office:value="1786" calcext:value-type="float">
            <text:p>1,786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401" calcext:value-type="float">
            <text:p>401</text:p>
          </table:table-cell>
          <table:table-cell table:style-name="ce56" office:value-type="float" office:value="1135" calcext:value-type="float">
            <text:p>1,135</text:p>
          </table:table-cell>
          <table:table-cell table:style-name="ce56" office:value-type="float" office:value="1105" calcext:value-type="float">
            <text:p>1,105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429" calcext:value-type="float">
            <text:p>429</text:p>
          </table:table-cell>
          <table:table-cell table:style-name="ce56" office:value-type="float" office:value="425" calcext:value-type="float">
            <text:p>425</text:p>
          </table:table-cell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659" calcext:value-type="float">
            <text:p>6,659</text:p>
          </table:table-cell>
          <table:table-cell table:style-name="ce56" office:value-type="float" office:value="5657" calcext:value-type="float">
            <text:p>5,657</text:p>
          </table:table-cell>
          <table:table-cell table:style-name="ce56" office:value-type="float" office:value="729" calcext:value-type="float">
            <text:p>729</text:p>
          </table:table-cell>
          <table:table-cell table:style-name="ce56" office:value-type="float" office:value="950" calcext:value-type="float">
            <text:p>950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202" calcext:value-type="float">
            <text:p>202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179" calcext:value-type="float">
            <text:p>8,179</text:p>
          </table:table-cell>
          <table:table-cell table:style-name="ce57" office:value-type="float" office:value="6325" calcext:value-type="float">
            <text:p>6,325</text:p>
          </table:table-cell>
          <table:table-cell table:style-name="ce57" office:value-type="float" office:value="657" calcext:value-type="float">
            <text:p>657</text:p>
          </table:table-cell>
          <table:table-cell table:style-name="ce57" office:value-type="float" office:value="836" calcext:value-type="float">
            <text:p>836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99" calcext:value-type="float">
            <text:p>199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1787" calcext:value-type="float">
            <text:p>11,787</text:p>
          </table:table-cell>
          <table:table-cell table:style-name="ce56" office:value-type="float" office:value="7796" calcext:value-type="float">
            <text:p>7,796</text:p>
          </table:table-cell>
          <table:table-cell table:style-name="ce56" office:value-type="float" office:value="1445" calcext:value-type="float">
            <text:p>1,445</text:p>
          </table:table-cell>
          <table:table-cell table:style-name="ce56" office:value-type="float" office:value="1336" calcext:value-type="float">
            <text:p>1,336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643" calcext:value-type="float">
            <text:p>643</text:p>
          </table:table-cell>
          <table:table-cell table:style-name="ce56" office:value-type="float" office:value="1117" calcext:value-type="float">
            <text:p>1,117</text:p>
          </table:table-cell>
          <table:table-cell table:style-name="ce56" office:value-type="float" office:value="1085" calcext:value-type="float">
            <text:p>1,085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557" calcext:value-type="float">
            <text:p>557</text:p>
          </table:table-cell>
          <table:table-cell table:style-name="ce56" office:value-type="float" office:value="546" calcext:value-type="float">
            <text:p>546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586" calcext:value-type="float">
            <text:p>5,586</text:p>
          </table:table-cell>
          <table:table-cell table:style-name="ce56" office:value-type="float" office:value="3633" calcext:value-type="float">
            <text:p>3,633</text:p>
          </table:table-cell>
          <table:table-cell table:style-name="ce56" office:value-type="float" office:value="742" calcext:value-type="float">
            <text:p>742</text:p>
          </table:table-cell>
          <table:table-cell table:style-name="ce56" office:value-type="float" office:value="819" calcext:value-type="float">
            <text:p>819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44" calcext:value-type="float">
            <text:p>344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201" calcext:value-type="float">
            <text:p>6,201</text:p>
          </table:table-cell>
          <table:table-cell table:style-name="ce57" office:value-type="float" office:value="4163" calcext:value-type="float">
            <text:p>4,163</text:p>
          </table:table-cell>
          <table:table-cell table:style-name="ce57" office:value-type="float" office:value="703" calcext:value-type="float">
            <text:p>703</text:p>
          </table:table-cell>
          <table:table-cell table:style-name="ce57" office:value-type="float" office:value="517" calcext:value-type="float">
            <text:p>517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99" calcext:value-type="float">
            <text:p>299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848" calcext:value-type="float">
            <text:p>13,848</text:p>
          </table:table-cell>
          <table:table-cell table:style-name="ce56" office:value-type="float" office:value="9875" calcext:value-type="float">
            <text:p>9,875</text:p>
          </table:table-cell>
          <table:table-cell table:style-name="ce56" office:value-type="float" office:value="1348" calcext:value-type="float">
            <text:p>1,348</text:p>
          </table:table-cell>
          <table:table-cell table:style-name="ce56" office:value-type="float" office:value="1812" calcext:value-type="float">
            <text:p>1,812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01" calcext:value-type="float">
            <text:p>701</text:p>
          </table:table-cell>
          <table:table-cell table:style-name="ce56" office:value-type="float" office:value="1355" calcext:value-type="float">
            <text:p>1,355</text:p>
          </table:table-cell>
          <table:table-cell table:style-name="ce56" office:value-type="float" office:value="1329" calcext:value-type="float">
            <text:p>1,329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637" calcext:value-type="float">
            <text:p>637</text:p>
          </table:table-cell>
          <table:table-cell table:style-name="ce56" office:value-type="float" office:value="625" calcext:value-type="float">
            <text:p>625</text:p>
          </table:table-cell>
          <table:table-cell table:style-name="ce90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471" calcext:value-type="float">
            <text:p>6,471</text:p>
          </table:table-cell>
          <table:table-cell table:style-name="ce56" office:value-type="float" office:value="4556" calcext:value-type="float">
            <text:p>4,556</text:p>
          </table:table-cell>
          <table:table-cell table:style-name="ce56" office:value-type="float" office:value="681" calcext:value-type="float">
            <text:p>681</text:p>
          </table:table-cell>
          <table:table-cell table:style-name="ce56" office:value-type="float" office:value="1044" calcext:value-type="float">
            <text:p>1,044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7377" calcext:value-type="float">
            <text:p>7,377</text:p>
          </table:table-cell>
          <table:table-cell table:style-name="ce57" office:value-type="float" office:value="5319" calcext:value-type="float">
            <text:p>5,319</text:p>
          </table:table-cell>
          <table:table-cell table:style-name="ce57" office:value-type="float" office:value="667" calcext:value-type="float">
            <text:p>667</text:p>
          </table:table-cell>
          <table:table-cell table:style-name="ce57" office:value-type="float" office:value="768" calcext:value-type="float">
            <text:p>768</text:p>
          </table:table-cell>
          <table:table-cell table:style-name="ce57" office:value-type="float" office:value="17" calcext:value-type="float">
            <text:p>17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63" calcext:value-type="float">
            <text:p>363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91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6661" calcext:value-type="float">
            <text:p>6,661</text:p>
          </table:table-cell>
          <table:table-cell table:style-name="ce56" office:value-type="float" office:value="5030" calcext:value-type="float">
            <text:p>5,030</text:p>
          </table:table-cell>
          <table:table-cell table:style-name="ce56" office:value-type="float" office:value="716" calcext:value-type="float">
            <text:p>716</text:p>
          </table:table-cell>
          <table:table-cell table:style-name="ce56" office:value-type="float" office:value="1562" calcext:value-type="float">
            <text:p>1,562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92" calcext:value-type="float">
            <text:p>92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26" calcext:value-type="float">
            <text:p>326</text:p>
          </table:table-cell>
          <table:table-cell table:style-name="ce56" office:value-type="float" office:value="770" calcext:value-type="float">
            <text:p>770</text:p>
          </table:table-cell>
          <table:table-cell table:style-name="ce56" office:value-type="float" office:value="757" calcext:value-type="float">
            <text:p>75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323" calcext:value-type="float">
            <text:p>323</text:p>
          </table:table-cell>
          <table:table-cell table:style-name="ce56" office:value-type="float" office:value="322" calcext:value-type="float">
            <text:p>322</text:p>
          </table:table-cell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075" calcext:value-type="float">
            <text:p>3,075</text:p>
          </table:table-cell>
          <table:table-cell table:style-name="ce56" office:value-type="float" office:value="2257" calcext:value-type="float">
            <text:p>2,257</text:p>
          </table:table-cell>
          <table:table-cell table:style-name="ce56" office:value-type="float" office:value="359" calcext:value-type="float">
            <text:p>359</text:p>
          </table:table-cell>
          <table:table-cell table:style-name="ce56" office:value-type="float" office:value="907" calcext:value-type="float">
            <text:p>907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66" calcext:value-type="float">
            <text:p>166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586" calcext:value-type="float">
            <text:p>3,586</text:p>
          </table:table-cell>
          <table:table-cell table:style-name="ce57" office:value-type="float" office:value="2773" calcext:value-type="float">
            <text:p>2,773</text:p>
          </table:table-cell>
          <table:table-cell table:style-name="ce57" office:value-type="float" office:value="357" calcext:value-type="float">
            <text:p>357</text:p>
          </table:table-cell>
          <table:table-cell table:style-name="ce57" office:value-type="float" office:value="655" calcext:value-type="float">
            <text:p>65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332" calcext:value-type="float">
            <text:p>11,332</text:p>
          </table:table-cell>
          <table:table-cell table:style-name="ce56" office:value-type="float" office:value="9083" calcext:value-type="float">
            <text:p>9,083</text:p>
          </table:table-cell>
          <table:table-cell table:style-name="ce56" office:value-type="float" office:value="1246" calcext:value-type="float">
            <text:p>1,246</text:p>
          </table:table-cell>
          <table:table-cell table:style-name="ce56" office:value-type="float" office:value="2216" calcext:value-type="float">
            <text:p>2,216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580" calcext:value-type="float">
            <text:p>580</text:p>
          </table:table-cell>
          <table:table-cell table:style-name="ce56" office:value-type="float" office:value="1152" calcext:value-type="float">
            <text:p>1,152</text:p>
          </table:table-cell>
          <table:table-cell table:style-name="ce56" office:value-type="float" office:value="1118" calcext:value-type="float">
            <text:p>1,118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541" calcext:value-type="float">
            <text:p>541</text:p>
          </table:table-cell>
          <table:table-cell table:style-name="ce56" office:value-type="float" office:value="534" calcext:value-type="float">
            <text:p>534</text:p>
          </table:table-cell>
          <table:table-cell table:style-name="ce90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262" calcext:value-type="float">
            <text:p>5,262</text:p>
          </table:table-cell>
          <table:table-cell table:style-name="ce56" office:value-type="float" office:value="4202" calcext:value-type="float">
            <text:p>4,202</text:p>
          </table:table-cell>
          <table:table-cell table:style-name="ce56" office:value-type="float" office:value="664" calcext:value-type="float">
            <text:p>664</text:p>
          </table:table-cell>
          <table:table-cell table:style-name="ce56" office:value-type="float" office:value="1278" calcext:value-type="float">
            <text:p>1,278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320" calcext:value-type="float">
            <text:p>320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070" calcext:value-type="float">
            <text:p>6,070</text:p>
          </table:table-cell>
          <table:table-cell table:style-name="ce57" office:value-type="float" office:value="4881" calcext:value-type="float">
            <text:p>4,881</text:p>
          </table:table-cell>
          <table:table-cell table:style-name="ce57" office:value-type="float" office:value="582" calcext:value-type="float">
            <text:p>582</text:p>
          </table:table-cell>
          <table:table-cell table:style-name="ce57" office:value-type="float" office:value="938" calcext:value-type="float">
            <text:p>938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4375" calcext:value-type="float">
            <text:p>24,375</text:p>
          </table:table-cell>
          <table:table-cell table:style-name="ce56" office:value-type="float" office:value="19993" calcext:value-type="float">
            <text:p>19,993</text:p>
          </table:table-cell>
          <table:table-cell table:style-name="ce56" office:value-type="float" office:value="3243" calcext:value-type="float">
            <text:p>3,243</text:p>
          </table:table-cell>
          <table:table-cell table:style-name="ce56" office:value-type="float" office:value="6645" calcext:value-type="float">
            <text:p>6,645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60" calcext:value-type="float">
            <text:p>26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1481" calcext:value-type="float">
            <text:p>1,481</text:p>
          </table:table-cell>
          <table:table-cell table:style-name="ce56" office:value-type="float" office:value="2837" calcext:value-type="float">
            <text:p>2,837</text:p>
          </table:table-cell>
          <table:table-cell table:style-name="ce56" office:value-type="float" office:value="2781" calcext:value-type="float">
            <text:p>2,781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1337" calcext:value-type="float">
            <text:p>1,337</text:p>
          </table:table-cell>
          <table:table-cell table:style-name="ce56" office:value-type="float" office:value="1321" calcext:value-type="float">
            <text:p>1,32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1416" calcext:value-type="float">
            <text:p>11,416</text:p>
          </table:table-cell>
          <table:table-cell table:style-name="ce56" office:value-type="float" office:value="9212" calcext:value-type="float">
            <text:p>9,212</text:p>
          </table:table-cell>
          <table:table-cell table:style-name="ce56" office:value-type="float" office:value="1691" calcext:value-type="float">
            <text:p>1,691</text:p>
          </table:table-cell>
          <table:table-cell table:style-name="ce56" office:value-type="float" office:value="3774" calcext:value-type="float">
            <text:p>3,774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33" calcext:value-type="float">
            <text:p>133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757" calcext:value-type="float">
            <text:p>757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2959" calcext:value-type="float">
            <text:p>12,959</text:p>
          </table:table-cell>
          <table:table-cell table:style-name="ce57" office:value-type="float" office:value="10781" calcext:value-type="float">
            <text:p>10,781</text:p>
          </table:table-cell>
          <table:table-cell table:style-name="ce57" office:value-type="float" office:value="1552" calcext:value-type="float">
            <text:p>1,552</text:p>
          </table:table-cell>
          <table:table-cell table:style-name="ce57" office:value-type="float" office:value="2871" calcext:value-type="float">
            <text:p>2,871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2" table:style-name="ce57" office:value-type="float" office:value="14" calcext:value-type="float">
            <text:p>14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724" calcext:value-type="float">
            <text:p>724</text:p>
          </table:table-cell>
          <table:table-cell table:style-name="ce57" table:number-columns-repeated="2"/>
          <table:table-cell table:style-name="ce57" office:value-type="float" office:value="41" calcext:value-type="float">
            <text:p>41</text:p>
          </table:table-cell>
          <table:table-cell table:style-name="ce57" table:number-columns-repeated="2"/>
          <table:table-cell table:style-name="ce91" office:value-type="float" office:value="14" calcext:value-type="float">
            <text:p>1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16" calcext:value-type="float">
            <text:p>2,116</text:p>
          </table:table-cell>
          <table:table-cell table:style-name="ce138" office:value-type="float" office:value="1688" calcext:value-type="float">
            <text:p>1,688</text:p>
          </table:table-cell>
          <table:table-cell table:style-name="ce138" office:value-type="float" office:value="218" calcext:value-type="float">
            <text:p>218</text:p>
          </table:table-cell>
          <table:table-cell table:style-name="ce138" office:value-type="float" office:value="375" calcext:value-type="float">
            <text:p>375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29" calcext:value-type="float">
            <text:p>129</text:p>
          </table:table-cell>
          <table:table-cell table:style-name="ce85" office:value-type="float" office:value="206" calcext:value-type="float">
            <text:p>206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01" calcext:value-type="float">
            <text:p>10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91" calcext:value-type="float">
            <text:p>991</text:p>
          </table:table-cell>
          <table:table-cell table:style-name="ce85" office:value-type="float" office:value="789" calcext:value-type="float">
            <text:p>789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211" calcext:value-type="float">
            <text:p>21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1" calcext:value-type="float">
            <text:p>6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25" calcext:value-type="float">
            <text:p>1,125</text:p>
          </table:table-cell>
          <table:table-cell table:style-name="ce87" office:value-type="float" office:value="899" calcext:value-type="float">
            <text:p>899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float" office:value="164" calcext:value-type="float">
            <text:p>164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8" calcext:value-type="float">
            <text:p>6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464" calcext:value-type="float">
            <text:p>2,464</text:p>
          </table:table-cell>
          <table:table-cell table:style-name="ce138" office:value-type="float" office:value="1638" calcext:value-type="float">
            <text:p>1,638</text:p>
          </table:table-cell>
          <table:table-cell table:style-name="ce138" office:value-type="float" office:value="337" calcext:value-type="float">
            <text:p>337</text:p>
          </table:table-cell>
          <table:table-cell table:style-name="ce138" office:value-type="float" office:value="397" calcext:value-type="float">
            <text:p>397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16" calcext:value-type="float">
            <text:p>116</text:p>
          </table:table-cell>
          <table:table-cell table:style-name="ce85" office:value-type="float" office:value="267" calcext:value-type="float">
            <text:p>267</text:p>
          </table:table-cell>
          <table:table-cell table:style-name="ce85" office:value-type="float" office:value="258" calcext:value-type="float">
            <text:p>258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26" calcext:value-type="float">
            <text:p>126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85" calcext:value-type="float">
            <text:p>1,185</text:p>
          </table:table-cell>
          <table:table-cell table:style-name="ce85" office:value-type="float" office:value="752" calcext:value-type="float">
            <text:p>752</text:p>
          </table:table-cell>
          <table:table-cell table:style-name="ce85" office:value-type="float" office:value="167" calcext:value-type="float">
            <text:p>167</text:p>
          </table:table-cell>
          <table:table-cell table:style-name="ce85" office:value-type="float" office:value="230" calcext:value-type="float">
            <text:p>230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79" calcext:value-type="float">
            <text:p>1,279</text:p>
          </table:table-cell>
          <table:table-cell table:style-name="ce87" office:value-type="float" office:value="886" calcext:value-type="float">
            <text:p>886</text:p>
          </table:table-cell>
          <table:table-cell table:style-name="ce87" office:value-type="float" office:value="170" calcext:value-type="float">
            <text:p>170</text:p>
          </table:table-cell>
          <table:table-cell table:style-name="ce87" office:value-type="float" office:value="167" calcext:value-type="float">
            <text:p>16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1" calcext:value-type="float">
            <text:p>61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29" calcext:value-type="float">
            <text:p>1,929</text:p>
          </table:table-cell>
          <table:table-cell table:style-name="ce138" office:value-type="float" office:value="1323" calcext:value-type="float">
            <text:p>1,323</text:p>
          </table:table-cell>
          <table:table-cell table:style-name="ce138" office:value-type="float" office:value="184" calcext:value-type="float">
            <text:p>184</text:p>
          </table:table-cell>
          <table:table-cell table:style-name="ce138" office:value-type="float" office:value="499" calcext:value-type="float">
            <text:p>499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10" calcext:value-type="float">
            <text:p>110</text:p>
          </table:table-cell>
          <table:table-cell table:style-name="ce85" office:value-type="float" office:value="268" calcext:value-type="float">
            <text:p>268</text:p>
          </table:table-cell>
          <table:table-cell table:style-name="ce85" office:value-type="float" office:value="266" calcext:value-type="float">
            <text:p>26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10" calcext:value-type="float">
            <text:p>910</text:p>
          </table:table-cell>
          <table:table-cell table:style-name="ce85" office:value-type="float" office:value="584" calcext:value-type="float">
            <text:p>584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261" calcext:value-type="float">
            <text:p>26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0" calcext:value-type="float">
            <text:p>6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19" calcext:value-type="float">
            <text:p>1,019</text:p>
          </table:table-cell>
          <table:table-cell table:style-name="ce87" office:value-type="float" office:value="739" calcext:value-type="float">
            <text:p>739</text:p>
          </table:table-cell>
          <table:table-cell table:style-name="ce87" office:value-type="float" office:value="84" calcext:value-type="float">
            <text:p>84</text:p>
          </table:table-cell>
          <table:table-cell table:style-name="ce87" office:value-type="float" office:value="238" calcext:value-type="float">
            <text:p>23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0" calcext:value-type="float">
            <text:p>50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547" calcext:value-type="float">
            <text:p>3,547</text:p>
          </table:table-cell>
          <table:table-cell table:style-name="ce138" office:value-type="float" office:value="3245" calcext:value-type="float">
            <text:p>3,245</text:p>
          </table:table-cell>
          <table:table-cell table:style-name="ce138" office:value-type="float" office:value="828" calcext:value-type="float">
            <text:p>828</text:p>
          </table:table-cell>
          <table:table-cell table:style-name="ce138" office:value-type="float" office:value="1139" calcext:value-type="float">
            <text:p>1,139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11" calcext:value-type="float">
            <text:p>11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6" calcext:value-type="float">
            <text:p>3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34" calcext:value-type="float">
            <text:p>234</text:p>
          </table:table-cell>
          <table:table-cell table:style-name="ce85" office:value-type="float" office:value="492" calcext:value-type="float">
            <text:p>492</text:p>
          </table:table-cell>
          <table:table-cell table:style-name="ce85" office:value-type="float" office:value="481" calcext:value-type="float">
            <text:p>48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188" calcext:value-type="float">
            <text:p>18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622" calcext:value-type="float">
            <text:p>1,622</text:p>
          </table:table-cell>
          <table:table-cell table:style-name="ce85" office:value-type="float" office:value="1465" calcext:value-type="float">
            <text:p>1,465</text:p>
          </table:table-cell>
          <table:table-cell table:style-name="ce85" office:value-type="float" office:value="440" calcext:value-type="float">
            <text:p>440</text:p>
          </table:table-cell>
          <table:table-cell table:style-name="ce85" office:value-type="float" office:value="633" calcext:value-type="float">
            <text:p>63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20" calcext:value-type="float">
            <text:p>120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925" calcext:value-type="float">
            <text:p>1,925</text:p>
          </table:table-cell>
          <table:table-cell table:style-name="ce87" office:value-type="float" office:value="1780" calcext:value-type="float">
            <text:p>1,780</text:p>
          </table:table-cell>
          <table:table-cell table:style-name="ce87" office:value-type="float" office:value="388" calcext:value-type="float">
            <text:p>388</text:p>
          </table:table-cell>
          <table:table-cell table:style-name="ce87" office:value-type="float" office:value="506" calcext:value-type="float">
            <text:p>506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7" calcext:value-type="float">
            <text:p>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14" calcext:value-type="float">
            <text:p>114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04" calcext:value-type="float">
            <text:p>1,404</text:p>
          </table:table-cell>
          <table:table-cell table:style-name="ce138" office:value-type="float" office:value="1278" calcext:value-type="float">
            <text:p>1,278</text:p>
          </table:table-cell>
          <table:table-cell table:style-name="ce138" office:value-type="float" office:value="213" calcext:value-type="float">
            <text:p>213</text:p>
          </table:table-cell>
          <table:table-cell table:style-name="ce138" office:value-type="float" office:value="467" calcext:value-type="float">
            <text:p>467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06" calcext:value-type="float">
            <text:p>106</text:p>
          </table:table-cell>
          <table:table-cell table:style-name="ce85" office:value-type="float" office:value="192" calcext:value-type="float">
            <text:p>192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43" calcext:value-type="float">
            <text:p>643</text:p>
          </table:table-cell>
          <table:table-cell table:style-name="ce85" office:value-type="float" office:value="578" calcext:value-type="float">
            <text:p>578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262" calcext:value-type="float">
            <text:p>26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0" calcext:value-type="float">
            <text:p>5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61" calcext:value-type="float">
            <text:p>761</text:p>
          </table:table-cell>
          <table:table-cell table:style-name="ce87" office:value-type="float" office:value="700" calcext:value-type="float">
            <text:p>700</text:p>
          </table:table-cell>
          <table:table-cell table:style-name="ce87" office:value-type="float" office:value="102" calcext:value-type="float">
            <text:p>102</text:p>
          </table:table-cell>
          <table:table-cell table:style-name="ce87" office:value-type="float" office:value="205" calcext:value-type="float">
            <text:p>20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6" calcext:value-type="float">
            <text:p>5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85" calcext:value-type="float">
            <text:p>1,885</text:p>
          </table:table-cell>
          <table:table-cell table:style-name="ce138" office:value-type="float" office:value="1548" calcext:value-type="float">
            <text:p>1,548</text:p>
          </table:table-cell>
          <table:table-cell table:style-name="ce138" office:value-type="float" office:value="249" calcext:value-type="float">
            <text:p>249</text:p>
          </table:table-cell>
          <table:table-cell table:style-name="ce138" office:value-type="float" office:value="777" calcext:value-type="float">
            <text:p>777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6" calcext:value-type="float">
            <text:p>116</text:p>
          </table:table-cell>
          <table:table-cell table:style-name="ce85" office:value-type="float" office:value="235" calcext:value-type="float">
            <text:p>235</text:p>
          </table:table-cell>
          <table:table-cell table:style-name="ce85" office:value-type="float" office:value="232" calcext:value-type="float">
            <text:p>23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08" calcext:value-type="float">
            <text:p>908</text:p>
          </table:table-cell>
          <table:table-cell table:style-name="ce85" office:value-type="float" office:value="686" calcext:value-type="float">
            <text:p>686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443" calcext:value-type="float">
            <text:p>44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5" calcext:value-type="float">
            <text:p>65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77" calcext:value-type="float">
            <text:p>977</text:p>
          </table:table-cell>
          <table:table-cell table:style-name="ce87" office:value-type="float" office:value="862" calcext:value-type="float">
            <text:p>862</text:p>
          </table:table-cell>
          <table:table-cell table:style-name="ce87" office:value-type="float" office:value="120" calcext:value-type="float">
            <text:p>120</text:p>
          </table:table-cell>
          <table:table-cell table:style-name="ce87" office:value-type="float" office:value="334" calcext:value-type="float">
            <text:p>334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96" calcext:value-type="float">
            <text:p>1,396</text:p>
          </table:table-cell>
          <table:table-cell table:style-name="ce138" office:value-type="float" office:value="1209" calcext:value-type="float">
            <text:p>1,209</text:p>
          </table:table-cell>
          <table:table-cell table:style-name="ce138" office:value-type="float" office:value="199" calcext:value-type="float">
            <text:p>199</text:p>
          </table:table-cell>
          <table:table-cell table:style-name="ce138" office:value-type="float" office:value="566" calcext:value-type="float">
            <text:p>566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03" calcext:value-type="float">
            <text:p>103</text:p>
          </table:table-cell>
          <table:table-cell table:number-columns-repeated="2" table:style-name="ce85" office:value-type="float" office:value="154" calcext:value-type="float">
            <text:p>15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59" calcext:value-type="float">
            <text:p>659</text:p>
          </table:table-cell>
          <table:table-cell table:style-name="ce85" office:value-type="float" office:value="541" calcext:value-type="float">
            <text:p>541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315" calcext:value-type="float">
            <text:p>315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2" calcext:value-type="float">
            <text:p>5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37" calcext:value-type="float">
            <text:p>737</text:p>
          </table:table-cell>
          <table:table-cell table:style-name="ce87" office:value-type="float" office:value="668" calcext:value-type="float">
            <text:p>668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251" calcext:value-type="float">
            <text:p>251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34" calcext:value-type="float">
            <text:p>2,334</text:p>
          </table:table-cell>
          <table:table-cell table:style-name="ce138" office:value-type="float" office:value="2134" calcext:value-type="float">
            <text:p>2,134</text:p>
          </table:table-cell>
          <table:table-cell table:style-name="ce138" office:value-type="float" office:value="341" calcext:value-type="float">
            <text:p>341</text:p>
          </table:table-cell>
          <table:table-cell table:style-name="ce138" office:value-type="float" office:value="896" calcext:value-type="float">
            <text:p>896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2" calcext:value-type="float">
            <text:p>3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85" calcext:value-type="float">
            <text:p>185</text:p>
          </table:table-cell>
          <table:table-cell table:style-name="ce85" office:value-type="float" office:value="339" calcext:value-type="float">
            <text:p>339</text:p>
          </table:table-cell>
          <table:table-cell table:style-name="ce85" office:value-type="float" office:value="333" calcext:value-type="float">
            <text:p>333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51" calcext:value-type="float">
            <text:p>151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72" calcext:value-type="float">
            <text:p>1,072</text:p>
          </table:table-cell>
          <table:table-cell table:style-name="ce85" office:value-type="float" office:value="991" calcext:value-type="float">
            <text:p>991</text:p>
          </table:table-cell>
          <table:table-cell table:style-name="ce85" office:value-type="float" office:value="187" calcext:value-type="float">
            <text:p>187</text:p>
          </table:table-cell>
          <table:table-cell table:style-name="ce85" office:value-type="float" office:value="514" calcext:value-type="float">
            <text:p>51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8" calcext:value-type="float">
            <text:p>98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62" calcext:value-type="float">
            <text:p>1,262</text:p>
          </table:table-cell>
          <table:table-cell table:style-name="ce87" office:value-type="float" office:value="1143" calcext:value-type="float">
            <text:p>1,143</text:p>
          </table:table-cell>
          <table:table-cell table:style-name="ce87" office:value-type="float" office:value="154" calcext:value-type="float">
            <text:p>154</text:p>
          </table:table-cell>
          <table:table-cell table:style-name="ce87" office:value-type="float" office:value="382" calcext:value-type="float">
            <text:p>38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7" calcext:value-type="float">
            <text:p>8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75" calcext:value-type="float">
            <text:p>675</text:p>
          </table:table-cell>
          <table:table-cell table:style-name="ce138" office:value-type="float" office:value="611" calcext:value-type="float">
            <text:p>611</text:p>
          </table:table-cell>
          <table:table-cell table:style-name="ce138" office:value-type="float" office:value="103" calcext:value-type="float">
            <text:p>103</text:p>
          </table:table-cell>
          <table:table-cell table:style-name="ce138" office:value-type="float" office:value="242" calcext:value-type="float">
            <text:p>242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2" calcext:value-type="float">
            <text:p>72</text:p>
          </table:table-cell>
          <table:table-cell table:style-name="ce85" office:value-type="float" office:value="67" calcext:value-type="float">
            <text:p>67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34" calcext:value-type="float">
            <text:p>334</text:p>
          </table:table-cell>
          <table:table-cell table:style-name="ce85" office:value-type="float" office:value="299" calcext:value-type="float">
            <text:p>299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146" calcext:value-type="float">
            <text:p>146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41" calcext:value-type="float">
            <text:p>341</text:p>
          </table:table-cell>
          <table:table-cell table:style-name="ce87" office:value-type="float" office:value="312" calcext:value-type="float">
            <text:p>312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2" calcext:value-type="float">
            <text:p>3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38" calcext:value-type="float">
            <text:p>1,238</text:p>
          </table:table-cell>
          <table:table-cell table:style-name="ce138" office:value-type="float" office:value="1166" calcext:value-type="float">
            <text:p>1,166</text:p>
          </table:table-cell>
          <table:table-cell table:style-name="ce138" office:value-type="float" office:value="133" calcext:value-type="float">
            <text:p>133</text:p>
          </table:table-cell>
          <table:table-cell table:style-name="ce138" office:value-type="float" office:value="346" calcext:value-type="float">
            <text:p>346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5" calcext:value-type="float">
            <text:p>95</text:p>
          </table:table-cell>
          <table:table-cell table:style-name="ce85" office:value-type="float" office:value="144" calcext:value-type="float">
            <text:p>144</text:p>
          </table:table-cell>
          <table:table-cell table:style-name="ce85" office:value-type="float" office:value="140" calcext:value-type="float">
            <text:p>14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52" calcext:value-type="float">
            <text:p>552</text:p>
          </table:table-cell>
          <table:table-cell table:style-name="ce85" office:value-type="float" office:value="509" calcext:value-type="float">
            <text:p>509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212" calcext:value-type="float">
            <text:p>212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5" calcext:value-type="float">
            <text:p>4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86" calcext:value-type="float">
            <text:p>686</text:p>
          </table:table-cell>
          <table:table-cell table:style-name="ce87" office:value-type="float" office:value="657" calcext:value-type="float">
            <text:p>657</text:p>
          </table:table-cell>
          <table:table-cell table:style-name="ce87" office:value-type="float" office:value="64" calcext:value-type="float">
            <text:p>64</text:p>
          </table:table-cell>
          <table:table-cell table:style-name="ce87" office:value-type="float" office:value="134" calcext:value-type="float">
            <text:p>134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0" calcext:value-type="float">
            <text:p>50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53" calcext:value-type="float">
            <text:p>553</text:p>
          </table:table-cell>
          <table:table-cell table:style-name="ce138" office:value-type="float" office:value="481" calcext:value-type="float">
            <text:p>481</text:p>
          </table:table-cell>
          <table:table-cell table:style-name="ce138" office:value-type="float" office:value="55" calcext:value-type="float">
            <text:p>55</text:p>
          </table:table-cell>
          <table:table-cell table:style-name="ce138" office:value-type="float" office:value="108" calcext:value-type="float">
            <text:p>108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2" calcext:value-type="float">
            <text:p>32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5" calcext:value-type="float">
            <text:p>2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87" calcext:value-type="float">
            <text:p>287</text:p>
          </table:table-cell>
          <table:table-cell table:style-name="ce85" office:value-type="float" office:value="277" calcext:value-type="float">
            <text:p>277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66" calcext:value-type="float">
            <text:p>66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66" calcext:value-type="float">
            <text:p>266</text:p>
          </table:table-cell>
          <table:table-cell table:style-name="ce87" office:value-type="float" office:value="204" calcext:value-type="float">
            <text:p>204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42" calcext:value-type="float">
            <text:p>4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8" calcext:value-type="float">
            <text:p>1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91" calcext:value-type="float">
            <text:p>1,691</text:p>
          </table:table-cell>
          <table:table-cell table:style-name="ce138" office:value-type="float" office:value="1302" calcext:value-type="float">
            <text:p>1,302</text:p>
          </table:table-cell>
          <table:table-cell table:style-name="ce138" office:value-type="float" office:value="93" calcext:value-type="float">
            <text:p>93</text:p>
          </table:table-cell>
          <table:table-cell table:style-name="ce138" office:value-type="float" office:value="339" calcext:value-type="float">
            <text:p>339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4" calcext:value-type="float">
            <text:p>64</text:p>
          </table:table-cell>
          <table:table-cell table:style-name="ce85" office:value-type="float" office:value="154" calcext:value-type="float">
            <text:p>154</text:p>
          </table:table-cell>
          <table:table-cell table:style-name="ce85" office:value-type="float" office:value="149" calcext:value-type="float">
            <text:p>14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78" calcext:value-type="float">
            <text:p>778</text:p>
          </table:table-cell>
          <table:table-cell table:style-name="ce85" office:value-type="float" office:value="632" calcext:value-type="float">
            <text:p>632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198" calcext:value-type="float">
            <text:p>198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7" calcext:value-type="float">
            <text:p>3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13" calcext:value-type="float">
            <text:p>913</text:p>
          </table:table-cell>
          <table:table-cell table:style-name="ce87" office:value-type="float" office:value="670" calcext:value-type="float">
            <text:p>670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141" calcext:value-type="float">
            <text:p>14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39" calcext:value-type="float">
            <text:p>2,039</text:p>
          </table:table-cell>
          <table:table-cell table:style-name="ce138" office:value-type="float" office:value="1510" calcext:value-type="float">
            <text:p>1,510</text:p>
          </table:table-cell>
          <table:table-cell table:style-name="ce138" office:value-type="float" office:value="211" calcext:value-type="float">
            <text:p>211</text:p>
          </table:table-cell>
          <table:table-cell table:style-name="ce138" office:value-type="float" office:value="274" calcext:value-type="float">
            <text:p>27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1" calcext:value-type="float">
            <text:p>81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202" calcext:value-type="float">
            <text:p>20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74" calcext:value-type="float">
            <text:p>974</text:p>
          </table:table-cell>
          <table:table-cell table:style-name="ce85" office:value-type="float" office:value="698" calcext:value-type="float">
            <text:p>698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165" calcext:value-type="float">
            <text:p>165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65" calcext:value-type="float">
            <text:p>1,065</text:p>
          </table:table-cell>
          <table:table-cell table:style-name="ce87" office:value-type="float" office:value="812" calcext:value-type="float">
            <text:p>812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float" office:value="109" calcext:value-type="float">
            <text:p>109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04" calcext:value-type="float">
            <text:p>1,104</text:p>
          </table:table-cell>
          <table:table-cell table:style-name="ce138" office:value-type="float" office:value="860" calcext:value-type="float">
            <text:p>860</text:p>
          </table:table-cell>
          <table:table-cell table:style-name="ce138" office:value-type="float" office:value="79" calcext:value-type="float">
            <text:p>79</text:p>
          </table:table-cell>
          <table:table-cell table:style-name="ce138" office:value-type="float" office:value="220" calcext:value-type="float">
            <text:p>22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8" calcext:value-type="float">
            <text:p>38</text:p>
          </table:table-cell>
          <table:table-cell table:number-columns-repeated="2" table:style-name="ce85" office:value-type="float" office:value="85" calcext:value-type="float">
            <text:p>8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01" calcext:value-type="float">
            <text:p>501</text:p>
          </table:table-cell>
          <table:table-cell table:style-name="ce85" office:value-type="float" office:value="411" calcext:value-type="float">
            <text:p>411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0" calcext:value-type="float">
            <text:p>2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03" calcext:value-type="float">
            <text:p>603</text:p>
          </table:table-cell>
          <table:table-cell table:style-name="ce87" office:value-type="float" office:value="449" calcext:value-type="float">
            <text:p>449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102" calcext:value-type="float">
            <text:p>10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8" calcext:value-type="float">
            <text:p>1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39" calcext:value-type="float">
            <text:p>939</text:p>
          </table:table-cell>
          <table:table-cell table:style-name="ce56" office:value-type="float" office:value="739" calcext:value-type="float">
            <text:p>739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21" calcext:value-type="float">
            <text:p>21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1" calcext:value-type="float">
            <text:p>501</text:p>
          </table:table-cell>
          <table:table-cell table:style-name="ce56" office:value-type="float" office:value="420" calcext:value-type="float">
            <text:p>42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38" calcext:value-type="float">
            <text:p>438</text:p>
          </table:table-cell>
          <table:table-cell table:style-name="ce57" office:value-type="float" office:value="319" calcext:value-type="float">
            <text:p>319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35" calcext:value-type="float">
            <text:p>835</text:p>
          </table:table-cell>
          <table:table-cell table:style-name="ce138" office:value-type="float" office:value="640" calcext:value-type="float">
            <text:p>640</text:p>
          </table:table-cell>
          <table:table-cell table:style-name="ce138" office:value-type="float" office:value="52" calcext:value-type="float">
            <text:p>52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6" calcext:value-type="float">
            <text:p>16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7" calcext:value-type="float">
            <text:p>1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44" calcext:value-type="float">
            <text:p>444</text:p>
          </table:table-cell>
          <table:table-cell table:style-name="ce85" office:value-type="float" office:value="353" calcext:value-type="float">
            <text:p>353</text:p>
          </table:table-cell>
          <table:table-cell table:style-name="ce85" office:value-type="float" office:value="32" calcext:value-type="float">
            <text:p>32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91" calcext:value-type="float">
            <text:p>391</text:p>
          </table:table-cell>
          <table:table-cell table:style-name="ce87" office:value-type="float" office:value="287" calcext:value-type="float">
            <text:p>287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4" calcext:value-type="float">
            <text:p>104</text:p>
          </table:table-cell>
          <table:table-cell table:style-name="ce138" office:value-type="float" office:value="99" calcext:value-type="float">
            <text:p>99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3" calcext:value-type="float">
            <text:p>3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 table:style-name="ce85" office:value-type="float" office:value="9" calcext:value-type="float">
            <text:p>9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67" calcext:value-type="float">
            <text:p>6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3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26" meta:object-count="0"/>
    <meta:generator>LibreOffice/6.4.7.2$Linux_X86_64 LibreOffice_project/40$Build-2</meta:generator>
  </office:meta>
</office:document-meta>
</file>